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ootstrap.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ootstrap.setApplicationContext( ApplicationContext app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ootstrap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Bootstrap.onInst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Bootstrap.getInstal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Bootstrap.init( Install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